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5f3" officeooo:paragraph-rsid="001225f3"/>
    </style:style>
    <style:style style:name="P2" style:family="paragraph" style:parent-style-name="Text_20_body">
      <style:paragraph-properties fo:margin-left="0.2083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officeooo:rsid="00122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(1) CoSDA-ml을 곧바로 low-resource 언어에 적용해보자 (XLM기준 학습 토큰 수가 10M 미만인 우크라이나어, 오로모어 등)</text:p>
      <text:p text:style-name="P3">-&gt; 제가 새로운 알고리즘이나 방법론을 만들지는 못하더라도, 마치 <text:a xlink:type="simple" xlink:href="https://arxiv.org/abs/2105.05975" office:target-frame-name="_blank" xlink:show="new" text:style-name="Internet_20_link" text:visited-style-name="Visited_20_Internet_20_Link">논문 1</text:a>이나 <text:a xlink:type="simple" xlink:href="http://proceedings.mlr.press/v119/hu20b.html" office:target-frame-name="_blank" xlink:show="new" text:style-name="Internet_20_link" text:visited-style-name="Visited_20_Internet_20_Link">논문 2</text:a>처럼 sota 모델에서의 성능 평가 또한 학문적 의의가 있다고 생각했습니다.</text:p>
      <text:p text:style-name="P2"/>
      <text:p text:style-name="P3">(2) CoSDA-ml의 언어를 언어 유형에 따라 코드스위칭하여 성능을 높여보자</text:p>
      <text:p text:style-name="P3">-&gt; <text:a xlink:type="simple" xlink:href="https://arxiv.org/abs/1906.01502" office:target-frame-name="_blank" xlink:show="new" text:style-name="Internet_20_link" text:visited-style-name="Visited_20_Internet_20_Link">논문 3</text:a>에서 처음 문제가 제기되고, <text:a xlink:type="simple" xlink:href="https://arxiv.org/abs/2005.00633" office:target-frame-name="_blank" xlink:show="new" text:style-name="Internet_20_link" text:visited-style-name="Visited_20_Internet_20_Link">논문 4</text:a>에서 수치적으로 밝혀졌듯, cross-lingual transfer zero-shot learning에는 Syntactic similarity가 큰 영향을 미치므로,</text:p>
      <text:p text:style-name="P3">src와 tgt를 비슷한 통사 구조를 가진 언어로 설정하면 코드스위칭의 성능을 제고할 가능성이 있을 것이라 생각했습니다.</text:p>
      <text:p text:style-name="Standard"/>
      <text:p text:style-name="P1">&lt;결론&gt;</text:p>
      <text:p text:style-name="Standard"/>
      <text:p text:style-name="Text_20_body">(1) low resource 언어들의 데이터 확보</text:p>
      <text:p text:style-name="Text_20_body">(2) cosda-ml에서 돌려보기</text:p>
      <text:p text:style-name="Text_20_body">(3) 결과 분석</text:p>
      <text:p text:style-name="Text_20_body">(4) 성능 향상 방법 고민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54:27.585135620</meta:creation-date>
    <dc:date>2021-11-08T11:55:46.797558487</dc:date>
    <meta:editing-duration>PT1M19S</meta:editing-duration>
    <meta:editing-cycles>1</meta:editing-cycles>
    <meta:document-statistic meta:table-count="0" meta:image-count="0" meta:object-count="0" meta:page-count="1" meta:paragraph-count="10" meta:word-count="270" meta:character-count="475" meta:non-whitespace-character-count="388"/>
    <meta:generator>LibreOffice/6.4.7.2$Linux_X86_64 LibreOffice_project/40$Build-2</meta:generator>
  </office:meta>
</office:document-meta>
</file>